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Segoe UI" svg:font-family="'Segoe UI'"/>
    <style:font-face style:name="Trebuchet MS" svg:font-family="'Trebuchet MS', Verdana, sans-serif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break-before="auto" fo:break-after="auto" style:writing-mode="lr-tb"/>
    </style:style>
    <style:style style:name="P2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07%" style:page-number="auto" fo:break-before="auto" fo:break-after="auto" style:writing-mode="lr-tb"/>
    </style:style>
    <style:style style:name="P6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 style:writing-mode="lr-tb"/>
      <style:text-properties fo:font-size="11pt" style:font-size-asian="11pt" style:font-size-complex="11pt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font-name="Segoe UI" fo:font-size="9pt" fo:font-weight="bold" style:font-name-asian="Segoe UI" style:font-size-asian="9pt" style:font-weight-asian="bold" style:font-name-complex="Segoe UI" style:font-size-complex="9pt" style:font-weight-complex="bold"/>
    </style:style>
    <style:style style:name="T3" style:family="text">
      <style:text-properties fo:color="#000000" style:font-name="Segoe UI" fo:font-size="11pt" fo:font-weight="bold" style:font-name-asian="Segoe UI" style:font-size-asian="11pt" style:font-weight-asian="bold" style:font-name-complex="Segoe UI" style:font-size-complex="11pt" style:font-weight-complex="bold"/>
    </style:style>
    <style:style style:name="T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Times New Roman" fo:font-size="11pt" fo:font-weight="bold" fo:background-color="#ffffdd" style:font-name-asian="Times New Roman" style:font-size-asian="11pt" style:font-weight-asian="bold" style:font-name-complex="Times New Roman" style:font-size-complex="11pt" style:font-weight-complex="bold"/>
    </style:style>
    <style:style style:name="T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7" style:family="text">
      <style:text-properties fo:color="#000000" style:font-name="Times New Roman" fo:font-size="11pt" fo:font-weight="normal" fo:background-color="#ffffdd" style:font-name-asian="Times New Roman" style:font-size-asian="11pt" style:font-weight-asian="normal" style:font-name-complex="Times New Roman" style:font-size-complex="11pt" style:font-weight-complex="normal"/>
    </style:style>
    <style:style style:name="T8" style:family="text">
      <style:text-properties fo:color="#000000" style:font-name="Times New Roman" fo:font-size="11pt" fo:font-style="italic" fo:font-weight="normal" fo:background-color="#ffffdd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9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Verdana" fo:font-size="9pt" fo:background-color="#ffffdd" style:font-name-asian="Verdana" style:font-size-asian="9pt" style:font-name-complex="Verdana" style:font-size-complex="9pt"/>
    </style:style>
    <style:style style:name="T13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14" style:family="text">
      <style:text-properties fo:color="#1155cc" style:font-name="Times New Roman" style:text-underline-style="solid" style:text-underline-width="auto" style:text-underline-color="font-color" fo:background-color="#ffffdd" style:font-name-asian="Times New Roman" style:font-name-complex="Times New Roman"/>
    </style:style>
    <style:style style:name="T15" style:family="text">
      <style:text-properties fo:color="#1155cc" style:font-name="Times New Roman" fo:font-size="9pt" style:text-underline-style="solid" style:text-underline-width="auto" style:text-underline-color="font-color" fo:background-color="#ffffdd" style:font-name-asian="Times New Roman" style:font-size-asian="9pt" style:font-name-complex="Times New Roman" style:font-size-complex="9pt"/>
    </style:style>
    <style:style style:name="T16" style:family="text">
      <style:text-properties fo:color="#1155cc" style:font-name="Verdana" fo:font-size="9pt" style:text-underline-style="solid" style:text-underline-width="auto" style:text-underline-color="font-color" fo:background-color="#ffffdd" style:font-name-asian="Verdana" style:font-size-asian="9pt" style:font-name-complex="Verdana" style:font-size-complex="9pt"/>
    </style:style>
    <style:style style:name="T17" style:family="text">
      <style:text-properties fo:color="#484848" style:font-name="Verdana" fo:font-size="9pt" fo:background-color="#ffffdd" style:font-name-asian="Verdana" style:font-size-asian="9pt" style:font-name-complex="Verdana" style:font-size-complex="9pt"/>
    </style:style>
    <style:style style:name="T18" style:family="text">
      <style:text-properties fo:color="#484848" style:font-name="Verdana" fo:font-size="9pt" fo:font-weight="bold" fo:background-color="#ffffdd" style:font-name-asian="Verdana" style:font-size-asian="9pt" style:font-weight-asian="bold" style:font-name-complex="Verdana" style:font-size-complex="9pt" style:font-weight-complex="bold"/>
    </style:style>
    <style:style style:name="T19" style:family="text">
      <style:text-properties fo:color="#484848" style:font-name="Verdana" fo:font-size="9pt" style:text-underline-style="solid" style:text-underline-width="auto" style:text-underline-color="font-color" fo:background-color="#ffffdd" style:font-name-asian="Verdana" style:font-size-asian="9pt" style:font-name-complex="Verdana" style:font-size-complex="9pt"/>
    </style:style>
    <style:style style:name="T20" style:family="text">
      <style:text-properties fo:color="#484848" style:font-name="Times New Roman" fo:font-size="9pt" fo:background-color="#ffffdd" style:font-name-asian="Times New Roman" style:font-size-asian="9pt" style:font-name-complex="Times New Roman" style:font-size-complex="9pt"/>
    </style:style>
    <style:style style:name="T21" style:family="text">
      <style:text-properties fo:color="#484848" style:font-name="Times New Roman" fo:background-color="#ffffdd" style:font-name-asian="Times New Roman" style:font-name-complex="Times New Roman"/>
    </style:style>
    <style:style style:name="T22" style:family="text">
      <style:text-properties fo:color="#116699" style:font-name="Verdana" fo:font-size="9pt" style:text-underline-style="solid" style:text-underline-width="auto" style:text-underline-color="font-color" fo:background-color="#ffffdd" style:font-name-asian="Verdana" style:font-size-asian="9pt" style:font-name-complex="Verdana" style:font-size-complex="9pt"/>
    </style:style>
    <style:style style:name="T23" style:family="text">
      <style:text-properties fo:color="#116699" style:font-name="Verdana" fo:font-size="9pt" style:text-underline-style="solid" style:text-underline-width="auto" style:text-underline-color="font-color" fo:background-color="#ffffff" style:font-name-asian="Verdana" style:font-size-asian="9pt" style:font-name-complex="Verdana" style:font-size-complex="9pt"/>
    </style:style>
    <style:style style:name="T24" style:family="text">
      <style:text-properties fo:color="#c61a1a" style:font-name="Verdana" fo:font-size="9pt" style:text-underline-style="solid" style:text-underline-width="auto" style:text-underline-color="font-color" fo:background-color="#ffffff" style:font-name-asian="Verdana" style:font-size-asian="9pt" style:font-name-complex="Verdana" style:font-size-complex="9pt"/>
    </style:style>
    <style:style style:name="T25" style:family="text">
      <style:text-properties fo:font-variant="normal" fo:text-transform="none" fo:color="#484848" style:font-name="Verdana1" fo:font-size="9pt" fo:letter-spacing="normal" fo:font-style="normal" fo:font-weight="normal" style:font-name-asian="Times New Roman" style:font-name-complex="Times New Roman"/>
    </style:style>
    <style:style style:name="T26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Aluno</text:span><text:span text:style-name="T10">: </text:span><text:span text:style-name="T10">Jose</text:span><text:span text:style-name="T10"> </text:span><text:span text:style-name="T10">Leonardo</text:span><text:span text:style-name="T10"> </text:span><text:span text:style-name="T10">A</text:span><text:span text:style-name="T10">. </text:span><text:span text:style-name="T10">S</text:span><text:span text:style-name="T10">. </text:span><text:span text:style-name="T10">Monteiro</text:span><text:span text:style-name="T10"><text:tab/><text:tab/><text:tab/><text:tab/><text:tab/></text:span><text:span text:style-name="T9">Data</text:span><text:span text:style-name="T9">:</text:span><text:span text:style-name="T10"> </text:span><text:span text:style-name="T10">01</text:span><text:span text:style-name="T10">/</text:span><text:span text:style-name="T10">12</text:span><text:span text:style-name="T10">/</text:span><text:span text:style-name="T10">2012</text:span></text:p>
      <text:p text:style-name="P1"><text:span text:style-name="T9">Fase</text:span><text:span text:style-name="T9">/</text:span><text:span text:style-name="T9">Iteração</text:span><text:span text:style-name="T9">:</text:span><text:span text:style-name="T10"> </text:span><text:span text:style-name="T10">Construção</text:span><text:span text:style-name="T10"> 2</text:span><text:span text:style-name="T10"><text:tab/><text:tab/><text:tab/></text:span><text:span text:style-name="T10"> <text:s text:c="22"/></text:span><text:span text:style-name="T9">Esforço</text:span><text:span text:style-name="T9"> </text:span><text:span text:style-name="T9">Total</text:span><text:span text:style-name="T9">:</text:span><text:span text:style-name="T10"> 10 </text:span><text:span text:style-name="T10">horas</text:span><text:span text:style-name="T10"> </text:span><text:span text:style-name="T10">e</text:span><text:span text:style-name="T10"> 50 </text:span><text:span text:style-name="T10">minutos</text:span></text:p>
      <text:p text:style-name="P1"><text:span text:style-name="T9">Papel</text:span><text:span text:style-name="T10">: </text:span><text:span text:style-name="T10">Gestor</text:span><text:span text:style-name="T10"> </text:span><text:span text:style-name="T10">de</text:span><text:span text:style-name="T10"> </text:span><text:span text:style-name="T10">Comunicação</text:span><text:span text:style-name="T10"> </text:span><text:span text:style-name="T10">e</text:span><text:span text:style-name="T10"> </text:span><text:span text:style-name="T10">RH</text:span></text:p>
      <text:p text:style-name="P2"/>
      <text:p text:style-name="P7"><text:span text:style-name="T9">Atividade: </text:span><text:span text:style-name="T5">Gerar relatório de avaliação do processo planejado e executado</text:span><text:span text:style-name="T12"><text:tab/></text:span><text:span text:style-name="T10">Esforço: 3 horas</text:span></text:p>
      <text:p text:style-name="P1"><text:span text:style-name="T10">Descrição: Foi confrontada os planos definidos e os processos executados afim de observar desvios. Os desvios foram identificados e abertos na atividade </text:span><text:span text:style-name="T25">Criar tickets Problema/Ação das não conformidades</text:span><text:span text:style-name="T10"> .</text:span></text:p>
      <text:p text:style-name="P1"><text:span text:style-name="T10">Produtos: </text:span><text:span text:style-name="T13">http://goo.gl/47LBk</text:span></text:p>
      <text:p text:style-name="P1"><text:span text:style-name="T10">Equipe: Raphael Rezende e Jackeline Almeida</text:span></text:p>
      <text:p text:style-name="P2"/>
      <text:p text:style-name="P7"><text:span text:style-name="T9">Atividade: </text:span><text:span text:style-name="T6">Preencher planilha de avaliaçào do MPS-BR<text:tab/><text:tab/></text:span><text:span text:style-name="T10"> Esforço: 4 horas</text:span></text:p>
      <text:p text:style-name="P1"><text:span text:style-name="T10">Descrição: Planilha de avaliação do MPS-Br foi atualizada com os novos artefatos do projeto.<text:tab/></text:span></text:p>
      <text:p text:style-name="P1"><text:span text:style-name="T10">Produtos: </text:span><text:span text:style-name="T13">http://goo.gl/X1e6v</text:span></text:p>
      <text:p text:style-name="P1"><text:span text:style-name="T10">Equipe: Raphael Rezende e Jackeline Almeida</text:span></text:p>
      <text:p text:style-name="P2"/>
      <text:p text:style-name="P7"><text:span text:style-name="T9">Atividade: </text:span><text:span text:style-name="T6">Criar tickets Problema/Ação das não conformidades</text:span><text:span text:style-name="T11"> </text:span><text:span text:style-name="T9"><text:tab/> <text:s text:c="12"/></text:span><text:span text:style-name="T10">Esforço: 1h</text:span></text:p>
      <text:p text:style-name="P1"><text:span text:style-name="T10">Descrição: Criar tickets para resolução dos problemas identificados na atividade <text:s/></text:span><text:span text:style-name="T8">Gerar relatório de avaliação do processo planejado e executado</text:span></text:p>
      <text:p text:style-name="P11"><text:span text:style-name="T21">Produtos: </text:span><text:span text:style-name="T14">http://goo.gl/47LBk</text:span></text:p>
      <text:p text:style-name="P1"><text:span text:style-name="T10">Equipe: Raphael Rezende e Jackeline Almeid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Segoe UI" svg:font-family="'Segoe UI'"/>
    <style:font-face style:name="Trebuchet MS" svg:font-family="'Trebuchet MS', Verdana, sans-serif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034cm" fo:margin-left="0.176cm" table:align="left" style:writing-mode="lr-tb"/>
    </style:style>
    <style:style style:name="Tabela1.A" style:family="table-column">
      <style:table-column-properties style:column-width="13.467cm"/>
    </style:style>
    <style:style style:name="Tabela1.B" style:family="table-column">
      <style:table-column-properties style:column-width="2.566cm"/>
    </style:style>
    <style:style style:name="Tabela1.A1" style:family="table-cell">
      <style:table-cell-properties style:vertical-align="top" fo:padding="0.176cm" fo:border="none"/>
    </style:style>
    <style:style style:name="MP1" style:family="paragraph" style:parent-style-name="Standard" style:master-page-name="Standard">
      <style:paragraph-properties fo:line-height="107%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 fo:break-before="auto" fo:break-after="auto" style:writing-mode="lr-tb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fo:font-variant="normal" fo:text-transform="none" fo:color="#000000" fo:letter-spacing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      <text:p text:style-name="MP3"><text:span text:style-name="MT1">Relatório</text:span><text:span text:style-name="MT1"> </text:span><text:span text:style-name="MT1">Individual</text:span></text:p>
            </table:table-cell>
            <table:table-cell table:style-name="Tabela1.A1" office:value-type="string">
              <text:p text:style-name="MP2"><text:bookmark text:name="internal-source-marker_0.4150624836329371"/><text:span text:style-name="MT2"><draw:frame draw:style-name="Mfr1" draw:name="figura1" text:anchor-type="as-char" svg:width="2.566cm" svg:height="1.931cm" draw:z-index="0"><draw:image xlink:href="https://lh3.googleusercontent.com/_aEgcAuFS74tTORSDhVtavliobfXEXMmRWb6tPY8XGcjB-9PCbkeUE33ZbGE1HuvFFwl8D78u6u0Tg84UIcW_Vv4PlD-FqAjCRUB61qSv_DRIPDLYGQ" xlink:type="simple" xlink:show="embed" xlink:actuate="onLoad"/></draw:frame></text:span> 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editing-cycles>2</meta:editing-cycles>
    <meta:document-statistic meta:table-count="1" meta:image-count="1" meta:object-count="0" meta:page-count="1" meta:paragraph-count="19" meta:word-count="160" meta:character-count="1213" meta:non-whitespace-character-count="1022"/>
    <dc:date>2012-12-14T19:10:50.03</dc:date>
    <meta:editing-duration>PT23M39S</meta:editing-duration>
  </office:meta>
</office:document-meta>
</file>